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Sans Condensed" fo:font-size="12pt" fo:font-weight="bold" officeooo:rsid="0019eb27" officeooo:paragraph-rsid="0050507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052dc" officeooo:paragraph-rsid="0052ed1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052dc" officeooo:paragraph-rsid="0052ed1e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2ed1e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57374e" officeooo:paragraph-rsid="0057374e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253dd" officeooo:paragraph-rsid="0052f3c0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53f8d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a407e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5a407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50507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c137c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de3c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4" style:family="text">
      <style:text-properties officeooo:rsid="0052f3c0"/>
    </style:style>
    <style:style style:name="T15" style:family="text">
      <style:text-properties officeooo:rsid="00553f8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a407e" style:font-weight-asian="bold" style:font-weight-complex="bold"/>
    </style:style>
    <style:style style:name="T18" style:family="text">
      <style:text-properties officeooo:rsid="005a407e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53f8d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5a407e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53f8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a407e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fbc9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de3cd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28" style:family="text">
      <style:text-properties officeooo:rsid="005fbc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3">032</text:span><text:span text:style-name="T24"> - </text:span><text:span text:style-name="T25">Flight - </text:span><text:span text:style-name="T26">Navigation </text:span><text:span text:style-name="T27">and Autopilot</text:span></text:p>
      <text:p text:style-name="P1"/>
      <text:p text:style-name="P2">Navigation</text:p>
      <text:list xml:id="list2656113169" text:style-name="L1">
        <text:list-item>
          <text:p text:style-name="P5"><text:span text:style-name="T9">Press </text:span><text:span text:style-name="T1">B5</text:span><text:span text:style-name="T9"> to cycle NAV Master Modes: No Task, </text:span><text:span text:style-name="T11">En </text:span><text:span text:style-name="T9">Route, Return, and Landing.</text:span></text:p>
        </text:list-item>
        <text:list-item>
          <text:p text:style-name="P6"><text:span text:style-name="T11">Nav m</text:span><text:span text:style-name="T12">ode is indicated </text:span><text:span text:style-name="T11">in bottom left of HUD, and distance is shown in bottom center. <text:s/></text:span><text:span text:style-name="T13">Modes</text:span><text:span text:style-name="T12">:</text:span></text:p>
          <text:list>
            <text:list-item>
              <text:p text:style-name="P6"><text:span text:style-name="T5">No Task</text:span><text:span text:style-name="T12"> -- </text:span><text:span text:style-name="T11">Nothing in the HUD</text:span><text:span text:style-name="T12">.</text:span></text:p>
            </text:list-item>
            <text:list-item>
              <text:p text:style-name="P5"><text:span text:style-name="T4">En </text:span><text:span text:style-name="T1">Route</text:span><text:span text:style-name="T9"> -- </text:span><text:span text:style-name="T11">"ENR" in HUD. <text:s/></text:span><text:span text:style-name="T10">Navigates to regular pre-planned waypoints.</text:span></text:p>
            </text:list-item>
            <text:list-item>
              <text:p text:style-name="P5"><text:span text:style-name="T1">Return</text:span><text:span text:style-name="T9"> -- </text:span><text:span text:style-name="T11">"RTN" in HUD. <text:s/></text:span><text:span text:style-name="T10">Navigates to the runway approach point </text:span><text:span text:style-name="T11">for the selected airport ID (see list on next page)</text:span><text:span text:style-name="T9">.</text:span></text:p>
            </text:list-item>
            <text:list-item>
              <text:p text:style-name="P5"><text:span text:style-name="T1">Landing</text:span><text:span text:style-name="T9"> -- </text:span><text:span text:style-name="T11">"LNDG" in HUD. <text:s/></text:span><text:span text:style-name="T10">Navigates to the end of the actual runway </text:span><text:span text:style-name="T11">for the selected airport ID (see list on next page)</text:span><text:span text:style-name="T10">.</text:span></text:p>
            </text:list-item>
            <text:list-item>
              <text:p text:style-name="P7"><text:span text:style-name="T10">C</text:span><text:span text:style-name="T9">urrent waypoint can be seen in the MFD in certain modes (A2G mode and NAV modes other than No Task).</text:span></text:p>
            </text:list-item>
          </text:list>
        </text:list-item>
        <text:list-item>
          <text:p text:style-name="P8">HSI indicator also shows navigation information:</text:p>
          <text:list>
            <text:list-item>
              <text:p text:style-name="P9">Distance to the next waypoint i<text:span text:style-name="T14">n top left corner.</text:span></text:p>
            </text:list-item>
            <text:list-item>
              <text:p text:style-name="P8">Green needle with a diamond is the direct bearing to the waypoint.</text:p>
            </text:list-item>
            <text:list-item>
              <text:p text:style-name="P8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3"/>
      <text:p text:style-name="P4">Autopilot -- <text:span text:style-name="T15">WIP/TODO</text:span></text:p>
      <text:list xml:id="list2807903037" text:style-name="L2">
        <text:list-item>
          <text:p text:style-name="P10"><text:span text:style-name="T19">Press </text:span><text:span text:style-name="T21">shift-Trim Hat </text:span><text:span text:style-name="T22">up </text:span><text:span text:style-name="T19">for </text:span><text:span text:style-name="T20">attitude hold </text:span><text:span text:style-name="T19">autopilot.</text:span></text:p>
        </text:list-item>
        <text:list-item>
          <text:p text:style-name="P12">Press <text:span text:style-name="T16">shift-Trim Hat </text:span><text:span text:style-name="T17">down</text:span> <text:span text:style-name="T18">for altitude hold (attitude hold must be on).</text:span></text:p>
        </text:list-item>
        <text:list-item>
          <text:p text:style-name="P11"><text:span text:style-name="T20">Press </text:span><text:span text:style-name="T22">Brake Lever (button at end of axis)</text:span><text:span text:style-name="T20"> </text:span><text:span text:style-name="T19">to disengage AP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25:22.352000000</dc:date>
    <meta:editing-duration>PT10H36M56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231" meta:character-count="1246" meta:non-whitespace-character-count="1041"/>
  </office:meta>
</office:document-meta>
</file>